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iewResolverTests.beanNameView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ViewResolverTests.cacheUnresol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ViewResolverTests.internalResourceViewResolverWithJst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ViewResolverTests.xmlViewResolverDefaul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ViewResolverTests.xmlViewResolverWithout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ViewResolverTests.internalResourceViewResolverWithoutPre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Resolv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ResolverTests.internalResourceViewResolverWith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ViewResolverTests.cacheFilter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ViewResolverTests.internalResourceViewResolverWithPre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ResolverTests.urlBasedViewResolverOverridesCustomRequestContextAttributeWithNonNul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ViewResolverTests.cacheRemo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iewResolverTests.urlBasedViewResolverWithoutPre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iewResolverTests.internalResourceViewResolverWithJstlAndContextPar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ViewResolverTests.cacheFilter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ViewResolverTests.urlBasedViewResolverWithPre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iewResolverTests.urlBasedViewResolverDoesNotOverrideCustomRequestContextAttributeWith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stView.setLocation( Resource lo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iewResolverTests.xmlView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ViewResolverTests.doTestUrlBasedViewResolverWithPrefixes( UrlBasedViewResolver v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ViewResolverTests.internalResourceViewResolverWithContext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ViewResolverTests.loadView( String viewNam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iewResolverTests.getRequestDispatcher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stView.Test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ResolverTests.doTestUrlBasedViewResolverWithoutPrefixes( UrlBasedViewResolver v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ViewResolverTests.getResourceBy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iewResolverTests.forward( ServletRequest forwardRequest , ServletResponse forward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iewResolverTests.internalResourceViewResolverWithSpecificContext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